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meta.xml" manifest:media-type="text/xml"/>
  <manifest:file-entry manifest:full-path="settings.xml" manifest:media-type="text/xml"/>
  <manifest:file-entry manifest:full-path="content.xml" manifest:media-type="text/xml"/>
  <manifest:file-entry manifest:full-path="Configurations2/" manifest:media-type="application/vnd.sun.xml.ui.configuration"/>
  <manifest:file-entry manifest:full-path="Thumbnails/thumbnail.png" manifest:media-type="image/png"/>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automatic-styles>
    <style:style style:name="dp1" style:family="drawing-page"/>
    <style:style style:name="gr1" style:family="graphic" style:parent-style-name="standard">
      <style:graphic-properties draw:textarea-horizontal-align="justify" draw:textarea-vertical-align="middle" draw:auto-grow-height="false" fo:min-height="1.284cm" fo:min-width="4.134cm"/>
    </style:style>
    <style:style style:name="gr2" style:family="graphic" style:parent-style-name="standard">
      <style:graphic-properties draw:textarea-horizontal-align="justify" draw:textarea-vertical-align="middle" draw:auto-grow-height="false" fo:min-height="0.882cm" fo:min-width="2.542cm"/>
    </style:style>
    <style:style style:name="gr3" style:family="graphic" style:parent-style-name="standard">
      <style:graphic-properties draw:textarea-horizontal-align="justify" draw:textarea-vertical-align="middle" draw:auto-grow-height="false" fo:min-height="1.024cm" fo:min-width="2.894cm"/>
    </style:style>
    <style:style style:name="gr4" style:family="graphic" style:parent-style-name="standard">
      <style:graphic-properties draw:textarea-horizontal-align="justify" draw:textarea-vertical-align="middle" draw:auto-grow-height="false" fo:min-height="0.15cm" fo:min-width="1.513cm"/>
    </style:style>
    <style:style style:name="gr5" style:family="graphic" style:parent-style-name="standard">
      <style:graphic-properties draw:textarea-horizontal-align="justify" draw:textarea-vertical-align="middle" draw:auto-grow-height="false" fo:min-height="0.264cm" fo:min-width="1.918cm"/>
    </style:style>
    <style:style style:name="gr6" style:family="graphic" style:parent-style-name="objectwithoutfill">
      <style:graphic-properties draw:marker-end="Arrow" draw:marker-end-width="0.3cm" draw:fill="none" draw:textarea-vertical-align="middle"/>
    </style:style>
    <style:style style:name="gr7" style:family="graphic" style:parent-style-name="standard">
      <style:graphic-properties draw:textarea-horizontal-align="justify" draw:textarea-vertical-align="middle" draw:auto-grow-height="false" fo:min-height="3.35cm" fo:min-width="4.901cm" fo:wrap-option="no-wrap"/>
    </style:style>
    <style:style style:name="gr8" style:family="graphic" style:parent-style-name="standard">
      <style:graphic-properties draw:textarea-horizontal-align="justify" draw:textarea-vertical-align="middle" draw:auto-grow-height="false" fo:min-height="1.094cm" fo:min-width="2.754cm"/>
    </style:style>
    <style:style style:name="gr9" style:family="graphic" style:parent-style-name="standard">
      <style:graphic-properties draw:stroke="none" svg:stroke-color="#000000" draw:fill="none" draw:fill-color="#ffffff" fo:min-height="0.85cm"/>
    </style:style>
    <style:style style:name="gr10" style:family="graphic" style:parent-style-name="standard">
      <style:graphic-properties draw:textarea-horizontal-align="justify" draw:textarea-vertical-align="middle" draw:auto-grow-height="false" fo:min-height="1.466cm" fo:min-width="3.916cm"/>
    </style:style>
    <style:style style:name="gr11" style:family="graphic" style:parent-style-name="standard">
      <style:graphic-properties draw:stroke="none" svg:stroke-color="#000000" draw:fill="none" draw:fill-color="#ffffff" fo:min-height="0.95cm"/>
    </style:style>
    <style:style style:name="gr12" style:family="graphic" style:parent-style-name="standard">
      <style:graphic-properties draw:stroke="none" svg:stroke-color="#000000" draw:fill="none" draw:fill-color="#ffffff" fo:min-height="0.75cm"/>
    </style:style>
    <style:style style:name="gr13" style:family="graphic" style:parent-style-name="standard">
      <style:graphic-properties draw:stroke="none" svg:stroke-color="#000000" draw:fill="none" draw:fill-color="#ffffff" fo:min-height="0.45cm"/>
    </style:style>
    <style:style style:name="gr14" style:family="graphic" style:parent-style-name="standard">
      <style:graphic-properties draw:textarea-horizontal-align="justify" draw:textarea-vertical-align="middle" draw:auto-grow-height="false" fo:min-height="2.438cm" fo:min-width="2.188cm"/>
    </style:style>
    <style:style style:name="gr15"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16" style:family="graphic" style:parent-style-name="standard">
      <style:graphic-properties draw:textarea-horizontal-align="justify" draw:textarea-vertical-align="middle" draw:auto-grow-height="false" fo:min-height="1.024cm" fo:min-width="2.966cm"/>
    </style:style>
    <style:style style:name="P1" style:family="paragraph">
      <style:paragraph-properties fo:text-align="center"/>
      <style:text-properties fo:font-size="18pt" style:font-size-asian="18pt" style:font-size-complex="18pt"/>
    </style:style>
    <style:style style:name="P2" style:family="paragraph">
      <style:paragraph-properties fo:text-align="center"/>
    </style:style>
    <style:style style:name="P3" style:family="paragraph">
      <loext:graphic-properties draw:fill="none"/>
      <style:paragraph-properties fo:text-align="center"/>
    </style:style>
    <style:style style:name="P4" style:family="paragraph">
      <style:paragraph-properties fo:text-align="center"/>
      <style:text-properties fo:font-size="12pt" style:font-size-asian="12pt" style:font-size-complex="12pt"/>
    </style:style>
    <style:style style:name="P5" style:family="paragraph">
      <loext:graphic-properties draw:fill="none" draw:fill-color="#ffffff"/>
    </style:style>
    <style:style style:name="P6" style:family="paragraph">
      <style:text-properties fo:font-size="14pt" style:font-size-asian="14pt" style:font-size-complex="14pt"/>
    </style:style>
    <style:style style:name="P7" style:family="paragraph">
      <loext:graphic-properties draw:fill="none" draw:fill-color="#ffffff"/>
      <style:text-properties fo:font-size="14pt" style:font-size-asian="14pt" style:font-size-complex="14pt"/>
    </style:style>
    <style:style style:name="P8" style:family="paragraph">
      <style:text-properties fo:font-size="12pt" style:font-size-asian="12pt" style:font-size-complex="12pt"/>
    </style:style>
    <style:style style:name="P9" style:family="paragraph">
      <loext:graphic-properties draw:fill="none" draw:fill-color="#ffffff"/>
      <style:text-properties fo:font-size="12pt" style:font-size-asian="12pt" style:font-size-complex="12pt"/>
    </style:style>
    <style:style style:name="T1" style:family="text">
      <style:text-properties fo:font-size="18pt" style:font-size-asian="18pt" style:font-size-complex="18pt"/>
    </style:style>
    <style:style style:name="T2" style:family="text">
      <style:text-properties fo:font-size="12pt" style:font-size-asian="12pt" style:font-size-complex="12pt"/>
    </style:style>
    <style:style style:name="T3" style:family="text">
      <style:text-properties fo:font-size="14pt" style:font-size-asian="14pt" style:font-size-complex="14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默认">
        <draw:custom-shape draw:style-name="gr1" draw:text-style-name="P1" draw:layer="layout" svg:width="4.8cm" svg:height="1.7cm" svg:x="9.8cm" svg:y="17.9cm">
          <text:p text:style-name="P1"><text:span text:style-name="T1">企业信息发布</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 draw:text-style-name="P2" draw:layer="layout" svg:width="4.3cm" svg:height="1.6cm" svg:x="1.7cm" svg:y="18cm">
          <text:p text:style-name="P2">企业用户</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3" draw:text-style-name="P2" draw:layer="layout" svg:width="4.8cm" svg:height="1.8cm" svg:x="6.9cm" svg:y="22.4cm">
          <text:p text:style-name="P2">市场人员</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 draw:text-style-name="P2" draw:layer="layout" svg:width="2.3cm" svg:height="0.8cm" draw:transform="rotate (1.04475409024381) translate (9.653cm 21.789cm)">
          <text:p text:style-name="P2">维护</text:p>
          <draw:enhanced-geometry svg:viewBox="0 0 21600 21600" draw:text-areas="0 ?f0 ?f5 ?f2" draw:type="right-arrow" draw:modifiers="16200 5400" draw:enhanced-path="M 0 ?f0 L ?f1 ?f0 ?f1 0 21600 10800 ?f1 21600 ?f1 ?f2 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custom-shape draw:style-name="gr3" draw:text-style-name="P2" draw:layer="layout" svg:width="4.8cm" svg:height="1.8cm" svg:x="12.7cm" svg:y="22.5cm">
          <text:p text:style-name="P2">市场人员</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5" draw:text-style-name="P2" draw:layer="layout" svg:width="2.762cm" svg:height="1.027cm" draw:transform="rotate (-1.03707464153503) translate (13.395cm 19.6cm)">
          <text:p text:style-name="P2">维护</text:p>
          <draw:enhanced-geometry svg:viewBox="0 0 21600 21600" draw:text-areas="?f7 ?f0 21600 ?f2" draw:type="left-arrow" draw:modifiers="5400 5400" draw:enhanced-path="M 21600 ?f0 L ?f1 ?f0 ?f1 0 0 10800 ?f1 21600 ?f1 ?f2 21600 ?f2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0 $1" draw:handle-range-x-minimum="0" draw:handle-range-x-maximum="21600" draw:handle-range-y-minimum="0" draw:handle-range-y-maximum="10800"/>
          </draw:enhanced-geometry>
        </draw:custom-shape>
        <draw:line draw:style-name="gr6" draw:text-style-name="P3" draw:layer="layout" svg:x1="5.9cm" svg:y1="18.8cm" svg:x2="9.8cm" svg:y2="18.8cm">
          <text:p/>
        </draw:line>
        <draw:custom-shape draw:style-name="gr7" draw:text-style-name="P4" draw:layer="layout" svg:width="5.4cm" svg:height="3.6cm" svg:x="14.4cm" svg:y="13.4cm">
          <text:p text:style-name="P2"><text:span text:style-name="T2">企业文化</text:span><text:span text:style-name="T2">,</text:span><text:span text:style-name="T2">推广宣传</text:span><text:span text:style-name="T2">.</text:span></text:p>
          <text:p text:style-name="P2"><text:span text:style-name="T2">岗位信息</text:span><text:span text:style-name="T2">,</text:span><text:span text:style-name="T2">福利待遇</text:span></text:p>
          <text:p text:style-name="P2"><text:span text:style-name="T2">培训制度等</text:span></text:p>
          <draw:enhanced-geometry svg:viewBox="0 0 21600 21600" draw:glue-points="10800 0 0 10800 10800 21600 21600 10800 ?f40 ?f41" draw:text-areas="0 0 21600 21600" draw:type="rectangular-callout" draw:modifiers="275.948898352157 27154.4570952513" draw:enhanced-path="M 0 0 L 0 3590 ?f2 ?f3 0 8970 0 12630 ?f4 ?f5 0 18010 0 21600 3590 21600 ?f6 ?f7 8970 21600 12630 21600 ?f8 ?f9 18010 21600 21600 21600 21600 18010 ?f10 ?f11 21600 12630 21600 8970 ?f12 ?f13 21600 3590 21600 0 18010 0 ?f14 ?f15 12630 0 8970 0 ?f16 ?f17 3590 0 0 0 Z N">
            <draw:equation draw:name="f0" draw:formula="$0 -10800"/>
            <draw:equation draw:name="f1" draw:formula="$1 -10800"/>
            <draw:equation draw:name="f2" draw:formula="if(?f18 ,$0 ,0)"/>
            <draw:equation draw:name="f3" draw:formula="if(?f18 ,$1 ,6280)"/>
            <draw:equation draw:name="f4" draw:formula="if(?f23 ,$0 ,0)"/>
            <draw:equation draw:name="f5" draw:formula="if(?f23 ,$1 ,15320)"/>
            <draw:equation draw:name="f6" draw:formula="if(?f26 ,$0 ,6280)"/>
            <draw:equation draw:name="f7" draw:formula="if(?f26 ,$1 ,21600)"/>
            <draw:equation draw:name="f8" draw:formula="if(?f29 ,$0 ,15320)"/>
            <draw:equation draw:name="f9" draw:formula="if(?f29 ,$1 ,21600)"/>
            <draw:equation draw:name="f10" draw:formula="if(?f32 ,$0 ,21600)"/>
            <draw:equation draw:name="f11" draw:formula="if(?f32 ,$1 ,15320)"/>
            <draw:equation draw:name="f12" draw:formula="if(?f34 ,$0 ,21600)"/>
            <draw:equation draw:name="f13" draw:formula="if(?f34 ,$1 ,6280)"/>
            <draw:equation draw:name="f14" draw:formula="if(?f36 ,$0 ,15320)"/>
            <draw:equation draw:name="f15" draw:formula="if(?f36 ,$1 ,0)"/>
            <draw:equation draw:name="f16" draw:formula="if(?f38 ,$0 ,6280)"/>
            <draw:equation draw:name="f17" draw:formula="if(?f38 ,$1 ,0)"/>
            <draw:equation draw:name="f18" draw:formula="if($0 ,-1,?f19 )"/>
            <draw:equation draw:name="f19" draw:formula="if(?f1 ,-1,?f22 )"/>
            <draw:equation draw:name="f20" draw:formula="abs(?f0 )"/>
            <draw:equation draw:name="f21" draw:formula="abs(?f1 )"/>
            <draw:equation draw:name="f22" draw:formula="?f20 -?f21 "/>
            <draw:equation draw:name="f23" draw:formula="if($0 ,-1,?f24 )"/>
            <draw:equation draw:name="f24" draw:formula="if(?f1 ,?f22 ,-1)"/>
            <draw:equation draw:name="f25" draw:formula="$1 -21600"/>
            <draw:equation draw:name="f26" draw:formula="if(?f25 ,?f27 ,-1)"/>
            <draw:equation draw:name="f27" draw:formula="if(?f0 ,-1,?f28 )"/>
            <draw:equation draw:name="f28" draw:formula="?f21 -?f20 "/>
            <draw:equation draw:name="f29" draw:formula="if(?f25 ,?f30 ,-1)"/>
            <draw:equation draw:name="f30" draw:formula="if(?f0 ,?f28 ,-1)"/>
            <draw:equation draw:name="f31" draw:formula="$0 -21600"/>
            <draw:equation draw:name="f32" draw:formula="if(?f31 ,?f33 ,-1)"/>
            <draw:equation draw:name="f33" draw:formula="if(?f1 ,?f22 ,-1)"/>
            <draw:equation draw:name="f34" draw:formula="if(?f31 ,?f35 ,-1)"/>
            <draw:equation draw:name="f35" draw:formula="if(?f1 ,-1,?f22 )"/>
            <draw:equation draw:name="f36" draw:formula="if($1 ,-1,?f37 )"/>
            <draw:equation draw:name="f37" draw:formula="if(?f0 ,?f28 ,-1)"/>
            <draw:equation draw:name="f38" draw:formula="if($1 ,-1,?f39 )"/>
            <draw:equation draw:name="f39" draw:formula="if(?f0 ,-1,?f28 )"/>
            <draw:equation draw:name="f40" draw:formula="$0 "/>
            <draw:equation draw:name="f41" draw:formula="$1 "/>
            <draw:handle draw:handle-position="$0 $1"/>
          </draw:enhanced-geometry>
        </draw:custom-shape>
        <draw:custom-shape draw:style-name="gr8" draw:text-style-name="P2" draw:layer="layout" svg:width="4.6cm" svg:height="1.9cm" svg:x="9.5cm" svg:y="4.1cm">
          <text:p text:style-name="P2">普通用户</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1.9cm" svg:y1="6.2cm" svg:x2="12cm" svg:y2="18.2cm">
          <text:p/>
        </draw:line>
        <draw:frame draw:style-name="gr9" draw:text-style-name="P5" draw:layer="layout" svg:width="1.9cm" svg:height="1.191cm" svg:x="11.1cm" svg:y="14.7cm">
          <draw:text-box>
            <text:p>浏览</text:p>
          </draw:text-box>
        </draw:frame>
        <draw:custom-shape draw:style-name="gr10" draw:text-style-name="P2" draw:layer="layout" svg:width="4.6cm" svg:height="1.9cm" svg:x="1.5cm" svg:y="4.1cm">
          <text:p text:style-name="P2">用户信息</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11" draw:text-style-name="P7" draw:layer="layout" svg:width="2.5cm" svg:height="1.2cm" svg:x="6.8cm" svg:y="18.3cm">
          <draw:text-box>
            <text:p text:style-name="P6"><text:span text:style-name="T3">发布岗位</text:span></text:p>
          </draw:text-box>
        </draw:frame>
        <draw:line draw:style-name="gr6" draw:text-style-name="P3" draw:layer="layout" svg:x1="9.4cm" svg:y1="5.1cm" svg:x2="6.1cm" svg:y2="5.1cm">
          <text:p/>
        </draw:line>
        <draw:frame draw:style-name="gr12" draw:text-style-name="P9" draw:layer="layout" svg:width="2.2cm" svg:height="1cm" svg:x="7.1cm" svg:y="4.6cm">
          <draw:text-box>
            <text:p text:style-name="P8"><text:span text:style-name="T2">登记信息</text:span></text:p>
          </draw:text-box>
        </draw:frame>
        <draw:line draw:style-name="gr6" draw:text-style-name="P3" draw:layer="layout" svg:x1="2.3cm" svg:y1="18.1cm" svg:x2="2.3cm" svg:y2="6cm">
          <text:p/>
        </draw:line>
        <draw:frame draw:style-name="gr13" draw:text-style-name="P9" draw:layer="layout" svg:width="1.4cm" svg:height="0.878cm" svg:x="1.6cm" svg:y="11.3cm">
          <draw:text-box>
            <text:p text:style-name="P8"><text:span text:style-name="T2">查询</text:span></text:p>
          </draw:text-box>
        </draw:frame>
        <draw:custom-shape draw:style-name="gr14" draw:text-style-name="P2" draw:layer="layout" svg:width="3.8cm" svg:height="3.8cm" svg:x="5.4cm" svg:y="9.7cm">
          <text:p text:style-name="P2">招聘项目</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3.9cm" svg:y1="17.9cm" svg:x2="6.5cm" svg:y2="13.3cm">
          <text:p/>
        </draw:line>
        <draw:line draw:style-name="gr6" draw:text-style-name="P3" draw:layer="layout" svg:x1="11.6cm" svg:y1="6.1cm" svg:x2="8.7cm" svg:y2="10.2cm">
          <text:p/>
        </draw:line>
        <draw:frame draw:style-name="gr15" draw:text-style-name="P9" draw:layer="layout" svg:width="1.349cm" svg:height="0.878cm" svg:x="9.4cm" svg:y="7.822cm">
          <draw:text-box>
            <text:p><text:span text:style-name="T2">参与</text:span></text:p>
          </draw:text-box>
        </draw:frame>
        <draw:frame draw:style-name="gr15" draw:text-style-name="P5" draw:layer="layout" svg:width="1.349cm" svg:height="0.878cm" svg:x="4.6cm" svg:y="15.122cm">
          <draw:text-box>
            <text:p><text:span text:style-name="T2">参与</text:span></text:p>
          </draw:text-box>
        </draw:frame>
        <draw:custom-shape draw:style-name="gr16" draw:text-style-name="P2" draw:layer="layout" svg:width="4.9cm" svg:height="1.8cm" svg:x="14.3cm" svg:y="10.7cm">
          <text:p text:style-name="P2">项目责任人</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6" draw:text-style-name="P3" draw:layer="layout" svg:x1="14.2cm" svg:y1="11.6cm" svg:x2="9.1cm" svg:y2="11.6cm">
          <text:p/>
        </draw:line>
        <draw:frame draw:style-name="gr9" draw:text-style-name="P7" draw:layer="layout" svg:width="1.5cm" svg:height="1.1cm" svg:x="9.9cm" svg:y="11.1cm">
          <draw:text-box>
            <text:p text:style-name="P6"><text:span text:style-name="T3">推进</text:span></text:p>
          </draw:text-box>
        </draw:frame>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方正宋体" svg:font-family="方正宋体, ZYSong18030, 'AR PL SungtiL GB', 新宋体, NSimSun, 文鼎PL细上海宋Uni, 'AR PL ShanHeiSun Uni', 文鼎ＰＬ新宋, 'AR PL New Sung', 'MSung Light SC', 'Cumberland AMT', Cumberland, 'Courier New', 'Nimbus Mono L', Courier, 'Lucida Sans Typewriter', 'Lucida Typewriter', Monaco, Monospaced" style:font-family-generic="modern" style:font-pitch="fixed"/>
    <style:font-face style:name="Liberation Sans" svg:font-family="'Liberation Sans'" style:font-family-generic="roman" style:font-pitch="variable"/>
    <style:font-face style:name="Liberation Serif" svg:font-family="'Liberation Serif'" style:font-family-generic="roman" style:font-pitch="variable"/>
    <style:font-face style:name="Noto Sans CJK SC Regular" svg:font-family="'Noto Sans CJK SC Regular'" style:font-family-generic="system" style:font-pitch="variable"/>
  </office:font-face-decls>
  <office:styles>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Noto Sans CJK SC Regular" style:font-size-asian="24pt" style:language-asian="zh" style:country-asian="CN" style:font-name-complex="Noto Sans CJK SC Regular"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opacity="90%" draw:textarea-horizontal-align="justify" fo:padding-top="0.125cm" fo:padding-bottom="0.125cm" fo:padding-left="0.25cm" fo:padding-right="0.25cm" draw:shadow="hidden" draw:shadow-offset-x="0.2cm" draw:shadow-offset-y="0.2cm" draw:shadow-color="#808080" draw:shadow-opacity="9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Regular" style:font-family-asian="'Noto Sans CJK SC Regular'" style:font-family-generic-asian="system" style:font-pitch-asian="variable" style:font-size-asian="18pt" style:font-style-asian="normal" style:font-weight-asian="normal" style:font-name-complex="Noto Sans CJK SC Regular" style:font-family-complex="'Noto Sans CJK SC Regular'"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无填充且无边框的对象"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1cm" fo:page-height="29.7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默认"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creation-date>2018-11-21T14:35:28.138291283</meta:creation-date>
    <dc:date>2018-11-21T17:07:30.205587636</dc:date>
    <meta:editing-duration>PT7S</meta:editing-duration>
    <meta:editing-cycles>1</meta:editing-cycles>
    <meta:document-statistic meta:object-count="25"/>
    <meta:generator>LibreOffice/6.0.6.2$Linux_X86_64 LibreOffice_project/00m0$Build-2</meta:generator>
  </office:meta>
</office:document-meta>
</file>